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text-position="0% 100%" fo:font-size="14pt" style:text-underline-style="none" fo:font-weight="normal" officeooo:rsid="00d5ede3" officeooo:paragraph-rsid="00cec14f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officeooo:rsid="00d9d0b7" officeooo:paragraph-rsid="00d9d0b7" style:font-size-asian="14pt" style:font-size-complex="14pt"/>
    </style:style>
    <style:style style:name="T1" style:family="text">
      <style:text-properties officeooo:rsid="0091e28d"/>
    </style:style>
    <style:style style:name="T2" style:family="text">
      <style:text-properties officeooo:rsid="00d9d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2">Vector Permute</text:span>.</text:p>
      <text:p text:style-name="P1">Richard Parker <text:span text:style-name="T2">21.9</text:span>.201<text:span text:style-name="T1">7</text:span></text:p>
      <text:p text:style-name="P5"/>
      <text:p text:style-name="P6">Section 1 – Introduction</text:p>
      <text:p text:style-name="P4"/>
      <text:p text:style-name="P8">This document explores the locking capabilities needed for the simple vector-permute program using multiple cores. <text:s/>This program reads in some generators and a single vector, and then spins up the entire orbit. <text:s/>The vectors are then numbered and the generators written out as permutations. <text:s/>The idea is that the vectors are stored in a global, thread-safe hash table.</text:p>
      <text:p text:style-name="P8"/>
      <text:p text:style-name="P8">There is clearly a data race to protect against when two threads "simultaneously" decide to put a vector into a slot of the hash table. <text:s/>It is hoped that the one-byte mutex of tfarm0 will be appropriate for this. <text:s/>Here are the status values.</text:p>
      <text:p text:style-name="P8"/>
      <text:p text:style-name="P8">During the first phase, each thread keeps a list of some of the vectors it has itself inserted. <text:s/>If the thread takes responsibility for multiplying that vector by the generators, the status is set to 6, and otherwise the status is set to 4.</text:p>
      <text:p text:style-name="P8"/>
      <text:p text:style-name="P8">0<text:tab/>Slot is empty and no-one is using it.</text:p>
      <text:p text:style-name="P8">4<text:tab/>Slot is full and no-one has taken responsibility for multiplying by the generators</text:p>
      <text:p text:style-name="P8">6<text:tab/>Slot is full and a thread has it in its to-do list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9-21T13:07:27.885195379</dc:date>
    <meta:editing-duration>P4DT6H46M24S</meta:editing-duration>
    <meta:editing-cycles>418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10" meta:word-count="191" meta:character-count="1097" meta:non-whitespace-character-count="908"/>
  </office:meta>
</office:document-meta>
</file>